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 new roman" svg:font-family="'time new roman'"/>
    <style:font-face style:name="times New Roman" svg:font-family="'times New Roman'" style:font-family-generic="roman"/>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85624" officeooo:paragraph-rsid="00085624"/>
    </style:style>
    <style:style style:name="P2" style:family="paragraph" style:parent-style-name="Footer">
      <style:paragraph-properties fo:text-align="end" style:justify-single-word="false"/>
    </style:style>
    <style:style style:name="P3" style:family="paragraph" style:parent-style-name="Text_20_body">
      <style:text-properties fo:font-weight="normal"/>
    </style:style>
    <style:style style:name="P4" style:family="paragraph" style:parent-style-name="Text_20_body">
      <style:paragraph-properties fo:margin-top="0cm" fo:margin-bottom="0cm" loext:contextual-spacing="false" fo:line-height="179%" fo:text-align="justify" style:justify-single-word="false" style:writing-mode="lr-tb"/>
      <style:text-properties fo:font-weight="normal"/>
    </style:style>
    <style:style style:name="P5" style:family="paragraph" style:parent-style-name="Text_20_body">
      <style:paragraph-properties fo:margin-top="0cm" fo:margin-bottom="0cm" loext:contextual-spacing="false" fo:line-height="179%" fo:text-align="justify" style:justify-single-word="false" style:writing-mode="lr-tb"/>
      <style:text-properties fo:font-weight="normal" style:font-weight-asian="normal" style:font-weight-complex="normal"/>
    </style:style>
    <style:style style:name="P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79%"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7ac52" officeooo:paragraph-rsid="0007ac52" style:text-blinking="false" fo:background-color="transparent" style:font-weight-asian="normal" style:font-weight-complex="normal"/>
    </style:style>
    <style:style style:name="P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79%"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7ac52" style:text-blinking="false" fo:background-color="transparent"/>
    </style:style>
    <style:style style:name="P11" style:family="paragraph" style:parent-style-name="Text_20_body">
      <style:paragraph-properties fo:margin-top="0cm" fo:margin-bottom="0cm" loext:contextual-spacing="false" fo:line-height="179%"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7ac52" officeooo:paragraph-rsid="0007ac52" style:text-blinking="false" fo:background-color="transparent"/>
    </style:style>
    <style:style style:name="P12" style:family="paragraph" style:parent-style-name="Text_20_body">
      <style:paragraph-properties fo:margin-top="0cm" fo:margin-bottom="0cm" loext:contextual-spacing="false" fo:line-height="179%"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7ac52" officeooo:paragraph-rsid="0007ac52" style:text-blinking="false" fo:background-color="transparent" style:font-weight-asian="bold" style:font-weight-complex="bold"/>
    </style:style>
    <style:style style:name="P13"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aafad" officeooo:paragraph-rsid="000aafad" style:text-blinking="false" fo:background-color="transparent"/>
    </style:style>
    <style:style style:name="P14" style:family="paragraph" style:parent-style-name="Text_20_body">
      <style:paragraph-properties fo:margin-top="0cm" fo:margin-bottom="0cm" loext:contextual-spacing="false" fo:line-height="179%" fo:text-align="justify" style:justify-single-word="false" style:writing-mode="lr-tb"/>
    </style:style>
    <style:style style:name="P15" style:family="paragraph" style:parent-style-name="Text_20_body">
      <style:paragraph-properties fo:margin-top="0cm" fo:margin-bottom="0cm" loext:contextual-spacing="false" fo:line-height="179%" fo:text-align="start" style:justify-single-word="false" style:writing-mode="lr-tb"/>
    </style:style>
    <style:style style:name="P16"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style>
    <style:style style:name="P18"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fo:font-weight="normal"/>
    </style:style>
    <style:style style:name="P19" style:family="paragraph" style:parent-style-name="Text_20_body">
      <style:text-properties fo:font-variant="normal" fo:text-transform="none" fo:color="#000000" style:text-line-through-style="none" style:text-line-through-type="none" style:font-name="Times New Roman" fo:font-size="14pt" fo:font-style="normal" style:text-underline-style="none" fo:font-weight="bold" officeooo:paragraph-rsid="001063d2" style:text-blinking="false" fo:background-color="transparent"/>
    </style:style>
    <style:style style:name="P20" style:family="paragraph" style:parent-style-name="Text_20_body">
      <style:paragraph-properties fo:line-height="150%"/>
      <style:text-properties fo:font-weight="normal" officeooo:paragraph-rsid="001063d2"/>
    </style:style>
    <style:style style:name="P21" style:family="paragraph" style:parent-style-name="Text_20_body" style:master-page-name="">
      <style:paragraph-properties fo:margin-left="0cm" fo:margin-right="0cm" fo:margin-top="0cm" fo:margin-bottom="0cm" loext:contextual-spacing="false" fo:line-height="179%" fo:text-align="justify" style:justify-single-word="false" fo:text-indent="1.27cm" style:auto-text-indent="false" style:page-number="auto" style:writing-mode="lr-tb"/>
    </style:style>
    <style:style style:name="P22"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7ac52" style:text-blinking="false" fo:background-color="transparent"/>
    </style:style>
    <style:style style:name="P24" style:family="paragraph" style:parent-style-name="Text_20_body">
      <style:paragraph-properties fo:margin-top="0cm" fo:margin-bottom="0cm" loext:contextual-spacing="false" fo:line-height="179%"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1063d2" style:text-blinking="false" fo:background-color="transparent"/>
    </style:style>
    <style:style style:name="P25"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6" style:family="paragraph" style:parent-style-name="Text_20_body">
      <style:paragraph-properties fo:margin-top="0cm" fo:margin-bottom="0cm" loext:contextual-spacing="false" fo:line-height="179%" fo:text-align="start" style:justify-single-word="false" style:writing-mode="lr-tb"/>
      <style:text-properties officeooo:paragraph-rsid="001063d2"/>
    </style:style>
    <style:style style:name="P27" style:family="paragraph" style:parent-style-name="Text_20_body">
      <style:paragraph-properties fo:margin-top="0cm" fo:margin-bottom="0cm" loext:contextual-spacing="false" fo:line-height="179%" fo:text-align="start" style:justify-single-word="false" style:writing-mode="lr-tb"/>
      <style:text-properties fo:font-weight="bold" officeooo:paragraph-rsid="001063d2" style:font-weight-asian="bold" style:font-weight-complex="bold"/>
    </style:style>
    <style:style style:name="P28" style:family="paragraph" style:parent-style-name="Text_20_body">
      <style:paragraph-properties fo:margin-left="0cm" fo:margin-right="0cm" fo:margin-top="0cm" fo:margin-bottom="0cm" loext:contextual-spacing="false" fo:line-height="179%"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cm" loext:contextual-spacing="false" fo:line-height="179%"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weight-asian="bold" style:font-weight-complex="bold"/>
    </style:style>
    <style:style style:name="P30" style:family="paragraph" style:parent-style-name="Standard">
      <style:paragraph-properties fo:text-align="center" style:justify-single-word="false"/>
      <style:text-properties style:font-name="time new roman" officeooo:rsid="000347fb" officeooo:paragraph-rsid="001063d2"/>
    </style:style>
    <style:style style:name="P31" style:family="paragraph" style:parent-style-name="Standard">
      <style:paragraph-properties fo:text-align="center" style:justify-single-word="false"/>
      <style:text-properties officeooo:rsid="000347fb" officeooo:paragraph-rsid="001063d2"/>
    </style:style>
    <style:style style:name="P32" style:family="paragraph" style:parent-style-name="Standard">
      <style:paragraph-properties fo:text-align="justify" style:justify-single-word="false"/>
      <style:text-properties officeooo:rsid="000347fb" officeooo:paragraph-rsid="001063d2"/>
    </style:style>
    <style:style style:name="P33" style:family="paragraph" style:parent-style-name="Standard">
      <style:text-properties officeooo:rsid="000347fb" officeooo:paragraph-rsid="001063d2"/>
    </style:style>
    <style:style style:name="P34" style:family="paragraph" style:parent-style-name="Standard">
      <style:paragraph-properties fo:text-align="center" style:justify-single-word="false"/>
      <style:text-properties officeooo:rsid="00037a5c" officeooo:paragraph-rsid="001063d2"/>
    </style:style>
    <style:style style:name="P35" style:family="paragraph" style:parent-style-name="Standard">
      <style:text-properties officeooo:rsid="00037a5c" officeooo:paragraph-rsid="001063d2"/>
    </style:style>
    <style:style style:name="P36" style:family="paragraph" style:parent-style-name="Standard">
      <style:paragraph-properties fo:text-align="center" style:justify-single-word="false"/>
      <style:text-properties officeooo:rsid="00112df2" officeooo:paragraph-rsid="00112df2"/>
    </style:style>
    <style:style style:name="P37" style:family="paragraph" style:parent-style-name="Standard">
      <style:paragraph-properties fo:margin-top="0cm" fo:margin-bottom="0cm" loext:contextual-spacing="false" fo:line-height="179%" fo:text-align="start" style:justify-single-word="false" style:writing-mode="lr-tb"/>
      <style:text-properties officeooo:paragraph-rsid="001063d2"/>
    </style:style>
    <style:style style:name="P38" style:family="paragraph" style:parent-style-name="Padrão">
      <style:paragraph-properties fo:text-align="center" style:justify-single-word="false"/>
      <style:text-properties style:font-name="times New Roman" fo:font-size="12pt" officeooo:rsid="00112df2" officeooo:paragraph-rsid="00112df2" style:font-size-asian="12pt" style:font-size-complex="12pt"/>
    </style:style>
    <style:style style:name="P39" style:family="paragraph" style:parent-style-name="Padrão">
      <style:paragraph-properties style:line-height-at-least="0.353cm" fo:text-align="center" style:justify-single-word="false"/>
      <style:text-properties style:font-name="times New Roman" fo:font-size="12pt" style:font-size-asian="12pt" style:font-size-complex="12pt"/>
    </style:style>
    <style:style style:name="P40" style:family="paragraph" style:parent-style-name="Padrão">
      <style:paragraph-properties style:line-height-at-least="0.353cm" fo:text-align="center" style:justify-single-word="false"/>
      <style:text-properties style:font-name="times New Roman" fo:font-size="12pt" officeooo:paragraph-rsid="00112df2" style:font-size-asian="12pt" style:font-size-complex="12pt"/>
    </style:style>
    <style:style style:name="T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officeooo:rsid="000aafad"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officeooo:rsid="000f2ec2"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bold" officeooo:rsid="000aafa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0a90e8"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0d4824"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06f05a"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08caa5"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0f2ec2"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1102cd"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b5394"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1d2021" style:text-line-through-style="none" style:text-line-through-type="none" style:text-underline-style="none" fo:font-weight="normal" style:text-blinking="false" fo:background-color="#ffffff" loext:char-shading-value="0"/>
    </style:style>
    <style:style style:name="T20" style:family="text">
      <style:text-properties fo:font-weight="normal" style:font-weight-asian="normal" style:font-weight-complex="normal"/>
    </style:style>
    <style:style style:name="T21" style:family="text">
      <style:text-properties fo:font-weight="normal" officeooo:rsid="000aafad" style:font-weight-asian="normal" style:font-weight-complex="normal"/>
    </style:style>
    <style:style style:name="T22" style:family="text">
      <style:text-properties fo:font-weight="normal" officeooo:rsid="000a90e8"/>
    </style:style>
    <style:style style:name="T23" style:family="text">
      <style:text-properties fo:font-weight="normal" officeooo:rsid="000c5fec"/>
    </style:style>
    <style:style style:name="T24" style:family="text">
      <style:text-properties fo:font-weight="normal" officeooo:rsid="000d4824"/>
    </style:style>
    <style:style style:name="T25" style:family="text">
      <style:text-properties officeooo:rsid="0007ac52"/>
    </style:style>
    <style:style style:name="T26" style:family="text">
      <style:text-properties officeooo:rsid="0008b40f"/>
    </style:style>
    <style:style style:name="T27" style:family="text">
      <style:text-properties officeooo:rsid="000aafad"/>
    </style:style>
    <style:style style:name="T28" style:family="text">
      <style:text-properties fo:font-weight="bold" style:font-weight-asian="bold" style:font-weight-complex="bold"/>
    </style:style>
    <style:style style:name="T29" style:family="text">
      <style:text-properties fo:font-weight="bold" officeooo:rsid="000aafad" style:font-weight-asian="bold" style:font-weight-complex="bold"/>
    </style:style>
    <style:style style:name="T30" style:family="text">
      <style:text-properties style:font-name="time new roman" officeooo:rsid="000347fb"/>
    </style:style>
    <style:style style:name="T31" style:family="text">
      <style:text-properties officeooo:rsid="00112df2"/>
    </style:style>
    <style:style style:name="T32" style:family="text">
      <style:text-properties style:font-name="Arial" fo:letter-spacing="normal"/>
    </style:style>
    <style:style style:name="T33" style:family="text">
      <style:text-properties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19"/><text:span text:style-name="T30">SOCIEDADE EDUCACIONAL DE ITAPIRANGA <text:s/>- SEI</text:span></text:p>
      <text:p text:style-name="P30">FACULDADE DE ITAPIRANGA – FAI</text:p>
      <text:p text:style-name="P31"/>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34"/>
      <text:p text:style-name="P34">DATA WAREHOUSE E DATA MINI<text:span text:style-name="T31">NG</text:span></text:p>
      <text:p text:style-name="P34"/>
      <text:p text:style-name="P34"/>
      <text:p text:style-name="P38"><text:span text:style-name="T33">Acadêmicos: </text:span></text:p>
      <text:p text:style-name="P38"><text:span text:style-name="T33">Anderson Wirth;</text:span></text:p>
      <text:p text:style-name="P40"><text:span text:style-name="T33">Leonardo Roden;</text:span></text:p>
      <text:p text:style-name="P40"><text:span text:style-name="T33">Mateus Sousa;</text:span></text:p>
      <text:p text:style-name="P40"><text:span text:style-name="T33">Matheus Bressiani;</text:span></text:p>
      <text:p text:style-name="P39"><text:span text:style-name="T33">Pedro Schuster.</text:span></text:p>
      <text:p text:style-name="P36"/>
      <text:p text:style-name="P35"/>
      <text:p text:style-name="P35"/>
      <text:p text:style-name="P35"/>
      <text:p text:style-name="P35"/>
      <text:p text:style-name="P35"/>
      <text:p text:style-name="P34"/>
      <text:p text:style-name="P34"/>
      <text:p text:style-name="P34"/>
      <text:p text:style-name="P34"/>
      <text:p text:style-name="P34"/>
      <text:p text:style-name="P34"/>
      <text:p text:style-name="P34"/>
      <text:p text:style-name="P34"/>
      <text:p text:style-name="P34">ITAPIRANGA – SC</text:p>
      <text:p text:style-name="P34">2017</text:p>
      <text:p text:style-name="P34"><text:soft-page-break/></text:p>
      <text:p text:style-name="P19"><text:s text:c="110"/></text:p>
      <text:p text:style-name="P23"><text:span text:style-name="T25">SUMÁRIO</text:span></text:p>
      <text:p text:style-name="P11"/>
      <text:p text:style-name="P10"><text:span text:style-name="T25">1 </text:span>D<text:span text:style-name="T25">ATA</text:span> <text:span text:style-name="T25">WAREHOUSE……………………………………………………………………………4</text:span></text:p>
      <text:p text:style-name="P7">1.1 HISTÓRIA………………………………………………………………………………………<text:span text:style-name="T26">4</text:span></text:p>
      <text:p text:style-name="P7">1.2 CONCEITO……………………………………………………………………………………...<text:span text:style-name="T26">4</text:span></text:p>
      <text:p text:style-name="P7">1.3 CARACTERÍSTICAS…………………………………………………………………………..<text:span text:style-name="T26">4</text:span></text:p>
      <text:p text:style-name="P7">1.4 APLICABILIDADE……………………………………………………………………………..<text:span text:style-name="T26">5</text:span></text:p>
      <text:p text:style-name="P11">2 DATA MINING…………………………………………………………………………………...<text:span text:style-name="T27">5</text:span></text:p>
      <text:p text:style-name="P7">2.1 HISTÓRIA……………………………………………………………………………………….<text:span text:style-name="T26">5</text:span></text:p>
      <text:p text:style-name="P7">2.2 CONCEITO……………………………………………………………………………...………<text:span text:style-name="T26">5</text:span></text:p>
      <text:p text:style-name="P7">2.3 CARACTERÍSTICAS…………………………………………………………………………...<text:span text:style-name="T26">6</text:span></text:p>
      <text:p text:style-name="P7">2.4 APLICABILIDADE……………………………………………………………………………...<text:span text:style-name="T27">7</text:span></text:p>
      <text:p text:style-name="P12">3 CONCLUSÃO…………………………………………………………………………………….<text:span text:style-name="T27">8</text:span> </text:p>
      <text:p text:style-name="P12">4 REFERENCIAS…………………………………………………………………………………..<text:span text:style-name="T27">9</text:span> </text:p>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27"><text:soft-page-break/><text:span text:style-name="T1">INTRODUÇÃO</text:span></text:p>
      <text:p text:style-name="P26"><text:span text:style-name="T7"><text:tab/></text:span><text:span text:style-name="T10">Cogita-se com muita frequência na área da TI dois termos de suma importância dentro da área, esses são Data Warehouse e Data Mining. </text:span><text:span text:style-name="T8">A</text:span><text:span text:style-name="T11"> </text:span><text:span text:style-name="T10">Data Warehouse </text:span><text:span text:style-name="T11">foi desenvolvido pela IBM na década de 60 onde passou por algumas tentativas com nenhum êxito, quando na década de 90 o tecnólogo William H. Inmon resgatou o projeto trazendo novas tecnologias e maior capacidade de processamento de dados em grande quantidade e também passou o nome para Data WareHouse, p</text:span><text:span text:style-name="T10">ode ser superficialmente explicado como um banco de dados que diariamente recebe informações, consolidando-a após gerar relatórios auxiliando na tomada de decisões com base no estudo histórico das informações recebidas. </text:span></text:p>
      <text:p text:style-name="P24"><text:span text:style-name="T22"><text:tab/>O conceito Data Mining vem da língua inglesa, que tem como tradução para a língua portuguesa como mineração de dados, essa tradução deve-se pelo fato de seu processo </text:span><text:span text:style-name="T23">de exploração de grandes quantidades de dados, tendo como foco principal a procura de padrões consistentes, como regras de associação ou sequências temporais, para detectar relacionamentos sistemáticos.</text:span><text:span text:style-name="T22"> A mineração de dados surgiu como uma forma alternativa em relação a outros métodos tradicionais como (SQL, Planilhas, Investigação manual), que são supostamente inviáveis </text:span><text:span text:style-name="T24">e exigem uma demanda de tempo muito grande</text:span><text:span text:style-name="T22"> para a solução do problema.</text:span></text:p>
      <text:p text:style-name="P24"><text:span text:style-name="T22"/></text:p>
      <text:p text:style-name="P13">1 DATA WAREHOUSE</text:p>
      <text:p text:style-name="P8"><text:span text:style-name="T27">1.1 </text:span>História </text:p>
      <text:p text:style-name="P21"><text:span text:style-name="T7">O Data WareHouse foi desenvolvido pela IBM na década de 60, no princípio o nome foi informado como Information Warehouse, passando por várias modificações e sendo relançado diversas vezes todas sem sucesso pois ele não tinha um bom processamento de dados. Na década de 90 o tecnólogo William H. Inmon resgatou o projeto trazendo novas tecnologias e maior capacidade de processamento de dados em grande quantidade e também passou o nome para Data WareHouse.</text:span></text:p>
      <text:p text:style-name="Text_20_body"/>
      <text:p text:style-name="P5"><text:span text:style-name="T2">1.2 </text:span><text:span text:style-name="T1">Conceito</text:span><text:span text:style-name="T17"> </text:span></text:p>
      <text:p text:style-name="P18"><text:soft-page-break/><text:span text:style-name="T1">É basicamente um banco de dados que diariamente recebe informações e consolidando-a e após gerar relatórios auxiliando na tomada de decisões com base no estudo histórico das informações recebidas.</text:span><text:span text:style-name="T17"> </text:span></text:p>
      <text:p text:style-name="P16">Data WareHouse consiste em um dispositivo de dados digitais cujo serve para armazenar informações detalhadas a uma empresa, organizando e criando relatórios que são usados pela empresa para ajudar a tomar decisões importantes nos fatos apresentados. Ele serve para recolher informações de uma empresa para que possa gerenciar melhor um determinado processo, agilizando nas pesquisas e informações que necessitam.</text:p>
      <text:p text:style-name="Text_20_body"/>
      <text:p text:style-name="P8"><text:span text:style-name="T27">1.3 </text:span>Características </text:p>
      <text:p text:style-name="P16">Data WareHouse é um sistema, totalmente integrado, não volátil, orientado a assunto e variável com o tempo, os dados são organizados por assuntos e não por aplicação assim facilitando a leitura dos dados. A integração está entre as principais características do Data WareHouse, é nela que ocorre a união de informações de diversos sistemas assim formando sua base de dados.</text:p>
      <text:p text:style-name="P16">Uma das característica de um Data WareHouse é que antes deles serem armazenados eles passam por um processo de extração, tradução que consiste em extrair diversos dados das mais diversas fontes, garantindo a qualidade de dados e traduzindo as diversas fontes para que elas sejam usadas juntas e entregando os dados em formato de apresentação pronta de forma que os desenvolvedores de aplicativos entreguem aos usuários finais para que possam tomar certas decisões. </text:p>
      <text:p text:style-name="Text_20_body"/>
      <text:p text:style-name="P8"><text:span text:style-name="T27">1.4 </text:span>Aplicabilidade</text:p>
      <text:p text:style-name="P18"><text:span text:style-name="T1">As aplicabilidades são divididas em duas formas, aplicações do negócio que consiste em dar suporte no dia a dia da empresa garantindo o bom funcionamento. E também existe a aplicação sobre o negócio, essa aplicação consiste em analisar os dados da empresa ajudando a interpretar e tomar decisões importantes.</text:span><text:span text:style-name="T15"> </text:span></text:p>
      <text:p text:style-name="P16"><text:soft-page-break/>As informações organizadas possibilitam a produção de relatórios e análises, entre outras funcionalidades, e com base nos dados produzidos é possível tomar decisões gerenciais em relatórios precisos e informações sistematizadas.</text:p>
      <text:p text:style-name="P22"/>
      <text:p text:style-name="P15"><text:span text:style-name="T5">2 </text:span><text:span text:style-name="T4">Data Mining</text:span><text:span text:style-name="T16"> </text:span></text:p>
      <text:p text:style-name="Text_20_body"/>
      <text:p text:style-name="P5"><text:span text:style-name="T2">2.1 </text:span><text:span text:style-name="T1">História</text:span><text:span text:style-name="T18"> </text:span></text:p>
      <text:p text:style-name="P16">A origem da Data Mining teve seu início nos anos de 1990, onde desempenharia um papel essencialmente importante na solução de problemas em conseguir informações estratégicas nos bancos de dados das organizações. A mineração de dados surgiu como uma forma alternativa em relação a outros métodos tradicionais como (SQL, Planilhas, Investigação manual), que são supostamente inviáveis para a solução do problema. Para a formação e criação do Data Mining foi utilizado ideias de várias áreas (Banco de Dados, Aprendizado de Máquina, Estática).</text:p>
      <text:p text:style-name="Text_20_body"/>
      <text:p text:style-name="P5"><text:span text:style-name="T2">2.2 </text:span><text:span text:style-name="T1">Conceito</text:span><text:span text:style-name="T18"> </text:span></text:p>
      <text:p text:style-name="P6"><text:tab/>Data Mining é um processo analítico que foi projetado para explorar grandes quantidades de dados, na busca de padrões consistentes e relacionamento sistemáticos entre variáveis então assim validando-as aplicando os padrões detectados aos novos subconjunto de dados. Esse processo basicamente se constitui em 3 etapas: Exploração, construção de modelo ou definição do padrão e validação/verificação.</text:p>
      <text:p text:style-name="P4"><text:span text:style-name="T1"><text:tab/>O princípio do Data Mining é uma argumentação ativa, sendo assim em vez do usuário definir o problema, selecionando os dados e as ferramentas necessárias para analisar tais dados, as ferramentas do Data Mining pesquisam automaticamente os dados a procura de anomalias e possíveis relacionamentos, assim identificando os problemas que o usuário não havia encontrado.</text:span><text:span text:style-name="T18"> </text:span></text:p>
      <text:p text:style-name="P17">Tipos de padrões:</text:p>
      <text:p text:style-name="P16">Os dois propósitos de mais alto nível de Data Mining tendem a ser a predição ou a descrição. Os padrões preditivos são encontrados para solucionar o problema de predizer o valor <text:soft-page-break/>futuro , ou desconhecido de uma ou mais características do banco de dados a partir do valor conhecido dos demais atributos. Os padrões criativos ou informativos, tem por um objetivo encontrar padrões interessantes, desde que seja interpretável pelo homem, e desde que descrevam os dados.</text:p>
      <text:p text:style-name="P6"><text:tab/>Ambos os tipos tem uma importância relativa para uma certa aplicação particular de mineração que pode variar consideravelmente, porém no contexto da descoberta de conhecimento em bancos de dados, os padrões descritivos tendem a ser mais importantes do que os preditivos. Já por outro lado afirmam que este tipo de padrão é considerado mais difícil de ser avaliado, pois seu valor verdadeiro não deixa claro se ele sugere alguma ação para o especialista de domínio e quanto efetiva esta ação seria. Isto deve se ao foto de que a predição normalmente é usada quando o problema esta claro e bem especificado para ser resolvido, sendo que através da mineração se busca uma resposta para este problema. Já no caso da descrição temos apenas um volume de dados como ponto de partida. Assim cabe ao analista perceber se pode ou não ser feito algo com as informações extraídas. A seguir temos alguns tipos de padrões comuns, três deles descritivos: (agrupamento, regras de associação e padrões sequenciais), (regras e classificação).</text:p>
      <text:p text:style-name="Text_20_body"/>
      <text:p text:style-name="P9"><text:span text:style-name="T21">2.3 </text:span><text:span text:style-name="T20">Características</text:span> </text:p>
      <text:p text:style-name="P16">O Data Mining possui certas características importantes para seu devido funcionamento:</text:p>
      <text:p text:style-name="P6">1-Virtude da solução: A primeira característica da data mining está dividida em metodologia científica e algoritmos, reconhecimento de padrões de comportamentos de dados, detecção de pontos cegos da gestão e análise estatística intensa e pontual.</text:p>
      <text:p text:style-name="P6">2-Tipos de dados: Está baseado em dados estruturados em planilhas, banco de dados relacionais e dimensionais.</text:p>
      <text:p text:style-name="P6">3-Estilo da análise: Esta característica basicamente permite fazer a predição e descoberta de fatores importantes ao negócio em pequena escala usando a importante inteligência computacional, necessita basicamente de profissionais da gestão trabalhando em conjunto com os cientistas da informação.</text:p>
      <text:p text:style-name="P6"><text:soft-page-break/>4-Resultados Esperados: Relatório de recomendação estratégica.</text:p>
      <text:p text:style-name="P6">5-Foco: Identificar padrões de comportamento dos dados, criando novos indicadores de análise para o BI.</text:p>
      <text:p text:style-name="P6">6-Comercialização: Valor por projeto, envolvendo o custo da produção do relatório.</text:p>
      <text:p text:style-name="P6">7-Volume de Dados: Baixo, trabalho por amostragem de dados com alto custo de processamento.</text:p>
      <text:p text:style-name="Text_20_body"/>
      <text:p text:style-name="P8"><text:span text:style-name="T27">2.4 </text:span>Aplicabilidade</text:p>
      <text:p text:style-name="P16">Com os aumentos nos tráfegos de informação e sua elevada quantidade tem levado empresas e instituições a investir no ramo tecnológico para ter controle sobre esses novos dados. Nisso, a utilização do Data Mining se torna essencial para uma boa gestão organizacional dentro de todos negócios. </text:p>
      <text:p text:style-name="P16">O objetivo da Data Mining é descobrir de forma rápida, automática e eficiente informações que possam estar escondidas em grandes quantidades de bancos de dados, dessa forma permitir uma agilidade na tomada de decisões empresarial. Com isso, a empresa terá uma previsão mais exata de futuros acontecimentos , identificando e classificando os principais pontos do negócio.</text:p>
      <text:p text:style-name="P16">Com a descoberta automática de dados, pode-se adotar padrões que trarão resultados de tempo, dinheiro, custos, matéria-prima e diversas outras variáveis de um banco de dados. Os padrões usam ferramentas de estatísticas e uma série de regras e lógicas para formular soluções relevantes e exatas para decidir as ações futuras.</text:p>
      <text:p text:style-name="Text_20_body"/>
      <text:p text:style-name="P28"><text:span text:style-name="T29">3 </text:span><text:span text:style-name="T28">CONCLUSÃO</text:span> </text:p>
      <text:p text:style-name="P37"><text:span text:style-name="T9"><text:tab/>No desenvolvimento do trabalho abordamos dois temas em comum na área da TI, Data Warehouse e Data Mining, onde o grupo com a utilização da internet fez diversas pesquisas para o desenvolvimento deste artigo, com a finalidade de adquirir novos conhecimentos e </text:span><text:span text:style-name="T12">transmitir a todos os integrantes da turma. </text:span></text:p>
      <text:p text:style-name="P26"><text:span text:style-name="T12"><text:tab/></text:span><text:span text:style-name="T13">A aplicabilidade da informação deste artigo pode-se ser realizado tanto no dia a dia de cada integrante do grupo para seu aperfeiçoamento profissional, como também para o aperfeiçoamento </text:span><text:soft-page-break/><text:span text:style-name="T13">de empresas, que farão a utilização deste artigo a fim da realização de uma boa gestão e também em busca de resultados na área do tempo, dinheiro, custos, matéria-prima.</text:span></text:p>
      <text:p text:style-name="P20"><text:span text:style-name="T3"><text:tab/>O trabalho serviu para o crescimento pessoal de cada um dos integrantes, onde cada integrante em si fez a diferença na hora da produção textual, tendo em vista diversos pontos de vista vindo de cada integrante do grupo. Com isso podemos incluir também a oportunidade que tivemos em conhecer e interagir com os componentes do grupo, compartilhando conhecimentos e ideias.</text:span><text:line-break/></text:p>
      <text:p text:style-name="P29"><text:span text:style-name="T27">4 </text:span>REFERÊNCIAS </text:p>
      <text:p text:style-name="Text_20_body"/>
      <text:p text:style-name="P14"><text:span text:style-name="T7">SIQUEIRA, Frank. </text:span><text:span text:style-name="T4">Data Warehouse.</text:span><text:span text:style-name="T16"> </text:span><text:span text:style-name="T7">Disponível em: &lt;h</text:span><text:a xlink:type="simple" xlink:href="http://www.inf.ufsc.br/~frank.siqueira/bd_unoesc/DataWarehouse-Colorido.pdf" text:style-name="Internet_20_link" text:visited-style-name="Visited_20_Internet_20_Link">ttp://www.inf.ufsc.br/~frank.siqueira/bd_unoesc/DataWarehouse-Colorido.pdf</text:a><text:span text:style-name="T7">&gt;. Acesso em: 14 de Março de 2017.</text:span></text:p>
      <text:p text:style-name="P14"><text:span text:style-name="T7">CARDOSO, Olinda; MACHADO ROSA. </text:span><text:span text:style-name="T4">Gestão do conhecimento usando data mining. </text:span><text:span text:style-name="T7">Disponível em: &lt;</text:span><text:a xlink:type="simple" xlink:href="http://www.scielo.br/pdf/rap/v42n3/a04v42n3.pdf" text:style-name="Internet_20_link" text:visited-style-name="Visited_20_Internet_20_Link">http://www.scielo.br/pdf/rap/v42n3/a04v42n3.pdf</text:a><text:span text:style-name="T7">&gt;. Acesso em: 14 de Março de 2017. </text:span></text:p>
      <text:p text:style-name="Text_20_body"/>
      <text:p text:style-name="P14"><text:span text:style-name="T7">SOWEK, Carlos. </text:span><text:span text:style-name="T6">O Que é Data Warehouse. </text:span><text:span text:style-name="T7">Disponível em: &lt;</text:span><text:a xlink:type="simple" xlink:href="http://www.batebyte.pr.gov.br/modules/conteudo/conteudo.php?conteudo=250" text:style-name="Internet_20_link" text:visited-style-name="Visited_20_Internet_20_Link">http://www.batebyte.pr.gov.br/modules/conteudo/conteudo.php?conteudo=250</text:a><text:span text:style-name="T7">&gt;. Acesso em: 14 de Março de 2017.</text:span></text:p>
      <text:p text:style-name="Text_20_body"/>
      <text:p text:style-name="P14"><text:span text:style-name="T7">SIGNIFICADOS. </text:span><text:span text:style-name="T6">O Que é Data Warehouse. </text:span><text:span text:style-name="T7">Disponível em: &lt;</text:span><text:a xlink:type="simple" xlink:href="https://www.significados.com.br/data-warehouse/" text:style-name="Internet_20_link" text:visited-style-name="Visited_20_Internet_20_Link">https://www.significados.com.br/data-warehouse/</text:a><text:span text:style-name="T7">&gt;. Acesso em: 14 de Março de 2017.</text:span></text:p>
      <text:p text:style-name="Text_20_body"/>
      <text:p text:style-name="P14"><text:span text:style-name="T7">INMON,Wiley; RAGHU, R.; JOHANNES, G. </text:span><text:a xlink:type="simple" xlink:href="http://www.tiselvagem.com.br/geral/caracteristicas-de-um-data-warehouse/" text:style-name="Internet_20_link" text:visited-style-name="Visited_20_Internet_20_Link"><text:span text:style-name="T4">Características de um Data</text:span></text:a><text:a xlink:type="simple" xlink:href="http://www.tiselvagem.com.br/geral/caracteristicas-de-um-data-warehouse/" text:style-name="Internet_20_link" text:visited-style-name="Visited_20_Internet_20_Link"><text:span text:style-name="T16"> </text:span></text:a><text:a xlink:type="simple" xlink:href="http://www.tiselvagem.com.br/geral/caracteristicas-de-um-data-warehouse/" text:style-name="Internet_20_link" text:visited-style-name="Visited_20_Internet_20_Link"><text:span text:style-name="T4">Warehouse.</text:span></text:a><text:span text:style-name="T16"> </text:span><text:span text:style-name="T7">Disponível em: &lt;</text:span><text:a xlink:type="simple" xlink:href="http://www.tiselvagem.com.br/geral/caracteristicas-de-um-data-warehouse/" text:style-name="Internet_20_link" text:visited-style-name="Visited_20_Internet_20_Link">http://www.tiselvagem.com.br/geral/caracteristicas-de-um-data-warehouse/</text:a></text:p>
      <text:p text:style-name="P6">&gt;. Acesso em: 14 de Março de 2017.</text:p>
      <text:p text:style-name="Text_20_body"/>
      <text:p text:style-name="P14"><text:span text:style-name="T7">PORTOGENTE. </text:span><text:a xlink:type="simple" xlink:href="http://www.tiselvagem.com.br/geral/caracteristicas-de-um-data-warehouse/" text:style-name="Internet_20_link" text:visited-style-name="Visited_20_Internet_20_Link"><text:span text:style-name="T4">Data</text:span></text:a><text:a xlink:type="simple" xlink:href="http://www.tiselvagem.com.br/geral/caracteristicas-de-um-data-warehouse/" text:style-name="Internet_20_link" text:visited-style-name="Visited_20_Internet_20_Link"><text:span text:style-name="T16"> </text:span></text:a><text:a xlink:type="simple" xlink:href="http://www.tiselvagem.com.br/geral/caracteristicas-de-um-data-warehouse/" text:style-name="Internet_20_link" text:visited-style-name="Visited_20_Internet_20_Link"><text:span text:style-name="T4">Warehouse.</text:span></text:a><text:span text:style-name="T16"> </text:span><text:span text:style-name="T7">Disponível em: &lt;</text:span><text:a xlink:type="simple" xlink:href="https://portogente.com.br/portopedia/73759-datawarehouse" text:style-name="Internet_20_link" text:visited-style-name="Visited_20_Internet_20_Link">https://portogente.com.br/portopedia/</text:a></text:p>
      <text:p text:style-name="P14"><text:soft-page-break/><text:a xlink:type="simple" xlink:href="https://portogente.com.br/portopedia/73759-datawarehouse" text:style-name="Internet_20_link" text:visited-style-name="Visited_20_Internet_20_Link">73759-datawarehouse</text:a><text:span text:style-name="T7">&gt;. Acesso em: 14 de Março de 2017.</text:span></text:p>
      <text:p text:style-name="Text_20_body"/>
      <text:p text:style-name="P14"><text:span text:style-name="T7">CETAX. </text:span><text:span text:style-name="T6">O Que é Data Warehouse?. </text:span><text:span text:style-name="T7">Disponível em: &lt;</text:span><text:a xlink:type="simple" xlink:href="https://www.cetax.com.br/o-que-e-data-warehouse/" text:style-name="Internet_20_link" text:visited-style-name="Visited_20_Internet_20_Link">https://www.cetax.com.br/o-que-e-data-warehouse/</text:a><text:span text:style-name="T7">&gt;. Acesso em: 14 de Março de 2017.</text:span></text:p>
      <text:p text:style-name="Text_20_body"/>
      <text:p text:style-name="P14"><text:span text:style-name="T7">NASCIMENTO, Luiz. </text:span><text:span text:style-name="T4">Data Mining. </text:span><text:span text:style-name="T7">Disponível em: &lt;</text:span><text:a xlink:type="simple" xlink:href="https://ladnascimento.files.wordpress.com/2012/05/aula9_data_mining.pdf" text:style-name="Internet_20_link" text:visited-style-name="Visited_20_Internet_20_Link">https://ladnascimento.files.wordpress.</text:a></text:p>
      <text:p text:style-name="P14"><text:a xlink:type="simple" xlink:href="https://ladnascimento.files.wordpress.com/2012/05/aula9_data_mining.pdf" text:style-name="Internet_20_link" text:visited-style-name="Visited_20_Internet_20_Link">com/2012/05/aula9_data_mining.pdf</text:a><text:span text:style-name="T7">&gt;. Acesso em: 14 de Março de 2017.</text:span></text:p>
      <text:p text:style-name="Text_20_body"/>
      <text:p text:style-name="P14"><text:span text:style-name="T7">CARVALHO, </text:span><text:span text:style-name="T14">Jefferson. </text:span><text:span text:style-name="T4">Data Mining.</text:span><text:span text:style-name="T19"> </text:span><text:span text:style-name="T7">Disponível em: &lt;</text:span><text:a xlink:type="simple" xlink:href="http://www.devmedia.com.br/conceitos-e-tecnicas-sobre-data-mining/19342" text:style-name="Internet_20_link" text:visited-style-name="Visited_20_Internet_20_Link">http://www.devmedia.com.br/</text:a></text:p>
      <text:p text:style-name="P14"><text:a xlink:type="simple" xlink:href="http://www.devmedia.com.br/conceitos-e-tecnicas-sobre-data-mining/19342" text:style-name="Internet_20_link" text:visited-style-name="Visited_20_Internet_20_Link">conceitos-e-tecnicas-sobre-data-mining/19342</text:a><text:span text:style-name="T7">&gt;. Acesso em: 14 de Março de 2017.</text:span></text:p>
      <text:p text:style-name="Text_20_body"/>
      <text:p text:style-name="P14"><text:span text:style-name="T7">HOPPEN, Joni. </text:span><text:span text:style-name="T6">7 características importantes para diferenciar BI, Data Mining e Big Data. </text:span><text:span text:style-name="T7">Disponível em: &lt;</text:span><text:a xlink:type="simple" xlink:href="https://aquare.la/pt/artigos/2015/04/27/7-caracteristicas-importantes-para-diferenciar-bi-data-mining-e-big-data/" text:style-name="Internet_20_link" text:visited-style-name="Visited_20_Internet_20_Link">https://aquare.la/pt/artigos/2015/04/27/7-caracteristicas-importantes-</text:a></text:p>
      <text:p text:style-name="P14"><text:a xlink:type="simple" xlink:href="https://aquare.la/pt/artigos/2015/04/27/7-caracteristicas-importantes-para-diferenciar-bi-data-mining-e-big-data/" text:style-name="Internet_20_link" text:visited-style-name="Visited_20_Internet_20_Link">para-diferenciar-bi-data-mining-e-big-data/</text:a><text:span text:style-name="T7">&gt;. Acesso em: 14 de Março de 2017.</text:span></text:p>
      <text:p text:style-name="Text_20_body"/>
      <text:p text:style-name="P14"><text:span text:style-name="T7">CÔRTES, Sérgio et al. </text:span><text:span text:style-name="T4">Mineração de dados- Funcionalidades, Técnicas e Abordagens. </text:span><text:span text:style-name="T7">Disponível em: &lt;ftp://</text:span><text:a xlink:type="simple" xlink:href="http://obaluae.inf.puc-rio.br/pub/docs/techreports/02_10_cortes.pdf" text:style-name="Internet_20_link" text:visited-style-name="Visited_20_Internet_20_Link">obaluae.inf.puc-rio.br/pub/docs/techreports/02_10_cortes.pdf</text:a><text:span text:style-name="T7">&gt;. Acesso em: 14 de Março de 2017.</text:span></text:p>
      <text:p text:style-name="Text_20_body"/>
      <text:p text:style-name="P3"><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time new roman" svg:font-family="'time new roman'"/>
    <style:font-face style:name="times New Roman" svg:font-family="'times New Roman'" style:font-family-generic="roman"/>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85624" officeooo:paragraph-rsid="00085624"/>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58"/></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20:42:35.994336978</meta:creation-date>
    <meta:editing-duration>PT9M35S</meta:editing-duration>
    <meta:editing-cycles>3</meta:editing-cycles>
    <meta:generator>LibreOffice/5.3.0.3$Linux_X86_64 LibreOffice_project/7074905676c47b82bbcfbea1aeefc84afe1c50e1</meta:generator>
    <dc:date>2017-03-21T20:52:11.384186512</dc:date>
    <meta:document-statistic meta:table-count="0" meta:image-count="0" meta:object-count="0" meta:page-count="9" meta:paragraph-count="85" meta:word-count="1752" meta:character-count="12754" meta:non-whitespace-character-count="10761"/>
  </office:meta>
</office:document-meta>
</file>